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standard">
      <style:graphic-properties draw:stroke="none" svg:stroke-color="#000000" draw:fill="none" draw:fill-color="#ffffff" fo:min-height="0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solid" svg:stroke-color="#ffffff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svg:stroke-color="#5c8526" draw:fill="solid"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38cm"/>
    </style:style>
    <style:style style:name="gr11" style:family="graphic" style:parent-style-name="standard">
      <style:graphic-properties draw:stroke="solid" svg:stroke-width="0.076cm" svg:stroke-color="#0000ff" draw:marker-start-width="0.313cm" draw:marker-end-width="0.313cm" draw:fill="solid" draw:fill-color="#0000ff" fo:min-height="0.742cm" fo:padding-top="0.162cm" fo:padding-bottom="0.162cm" fo:padding-left="0.287cm" fo:padding-right="0.287cm"/>
    </style:style>
    <style:style style:name="gr12" style:family="graphic" style:parent-style-name="standard">
      <style:graphic-properties draw:stroke="solid" svg:stroke-width="0.076cm" svg:stroke-color="#0000ff" draw:marker-start-width="0.313cm" draw:marker-end-width="0.313cm" draw:fill="solid" draw:fill-color="#000000" fo:min-height="0.742cm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ff" draw:marker-start-width="0.352cm" draw:marker-end-width="0.352cm" draw:fill="none" draw:textarea-vertical-align="middle" fo:padding-top="-0.175cm" fo:padding-bottom="-0.175cm" fo:padding-left="-0.05cm" fo:padding-right="-0.05cm"/>
    </style:style>
    <style:style style:name="gr14" style:family="graphic" style:parent-style-name="objectwithoutfill">
      <style:graphic-properties draw:stroke="solid" svg:stroke-width="0.102cm" svg:stroke-color="#ffffff" draw:marker-start-width="0.352cm" draw:marker-end-width="0.352cm" draw:fill="solid" draw:fill-color="#ffffff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svg:stroke-color="#000000" draw:fill="none" draw:fill-color="#ffffff" fo:min-height="0.756cm"/>
    </style:style>
    <style:style style:name="gr16" style:family="graphic" style:parent-style-name="standard">
      <style:graphic-properties draw:stroke="solid" svg:stroke-width="0.127cm" svg:stroke-color="#008000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7" style:family="graphic" style:parent-style-name="standard">
      <style:graphic-properties draw:stroke="none" svg:stroke-width="0.127cm" svg:stroke-color="#e6e6ff" draw:marker-start-width="0.389cm" draw:marker-end-width="0.389cm" draw:fill="none" draw:fill-color="#000000" fo:min-height="0.742cm" fo:padding-top="0.187cm" fo:padding-bottom="0.187cm" fo:padding-left="0.312cm" fo:padding-right="0.312cm"/>
    </style:style>
    <style:style style:name="gr18" style:family="graphic" style:parent-style-name="standard">
      <style:graphic-properties draw:stroke="none" svg:stroke-width="0.127cm" svg:stroke-color="#e6e6ff" draw:marker-start-width="0.389cm" draw:marker-end-width="0.389cm" draw:fill="solid" draw:fill-color="#ffffff" fo:min-height="0.742cm" fo:padding-top="0.187cm" fo:padding-bottom="0.187cm" fo:padding-left="0.312cm" fo:padding-right="0.312cm"/>
    </style:style>
    <style:style style:name="gr19" style:family="graphic" style:parent-style-name="standard">
      <style:graphic-properties draw:stroke="none" svg:stroke-color="#ffffff" draw:fill="solid" draw:fill-color="#ffffff" fo:min-height="0.766cm"/>
    </style:style>
    <style:style style:name="gr20" style:family="graphic">
      <style:graphic-properties svg:stroke-color="#5c8526" draw:fill="solid" draw:fill-color="#008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ff" fo:min-height="0.516cm"/>
    </style:style>
    <style:style style:name="gr2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objectwithoutfill">
      <style:graphic-properties svg:stroke-width="0.051cm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fo:min-height="12.954cm"/>
    </style:style>
    <style:style style:name="P1" style:family="paragraph"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color="#008000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000000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line-height="100%" fo:text-align="end"/>
      <style:text-properties fo:color="#000000" fo:font-weight="bold" style:font-weight-asian="bold" style:font-weight-complex="bold"/>
    </style:style>
    <style:style style:name="P19" style:family="paragraph">
      <style:paragraph-properties fo:line-height="100%" fo:text-align="end"/>
      <style:text-properties fo:color="#000000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font-size="18pt"/>
    </style:style>
    <style:style style:name="P21" style:family="paragraph">
      <style:text-properties fo:font-size="10pt"/>
    </style:style>
    <style:style style:name="P22" style:family="paragraph">
      <style:text-properties fo:font-size="10pt" fo:font-weight="bold" style:font-weight-asian="bold" style:font-weight-complex="bold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line-height="100%" fo:text-align="end"/>
      <style:text-properties fo:color="#000000" fo:font-size="18pt" fo:font-weight="bold" style:font-weight-asian="bold" style:font-weight-complex="bold"/>
    </style:style>
    <style:style style:name="P25" style:family="paragraph">
      <style:text-properties fo:font-size="10pt" fo:font-weight="normal" style:font-weight-asian="normal" style:font-weight-complex="normal"/>
    </style:style>
    <style:style style:name="P26" style:family="paragraph">
      <style:text-properties fo:color="#000000" fo:font-size="18pt" fo:font-weight="bold" style:font-weight-asian="bold" style:font-weight-complex="bold"/>
    </style:style>
    <style:style style:name="P27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28" style:family="paragraph">
      <style:text-properties fo:color="#000000" fo:font-size="18pt" fo:font-weight="normal" style:font-weight-asian="normal" style:font-weight-complex="normal"/>
    </style:style>
    <style:style style:name="P29" style:family="paragraph">
      <style:paragraph-properties fo:line-height="100%" fo:text-align="center"/>
      <style:text-properties fo:color="#000000" fo:font-size="18pt" fo:font-weight="normal" style:font-weight-asian="normal" style:font-weight-complex="normal"/>
    </style:style>
    <style:style style:name="P30" style:family="paragraph">
      <style:text-properties fo:color="#0000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ff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27cm" svg:height="3.875cm" svg:x="6.731cm" svg:y="3.3cm">
          <draw:text-box>
            <text:p><text:span text:style-name="T1">GreenmIne</text:span></text:p>
          </draw:text-box>
        </draw:frame>
        <draw:frame draw:style-name="gr2" draw:text-style-name="P2" draw:layer="layout" svg:width="3.429cm" svg:height="1.072cm" svg:x="7.62cm" svg:y="8.868cm">
          <draw:text-box>
            <text:p><text:span text:style-name="T2">username</text:span></text:p>
          </draw:text-box>
        </draw:frame>
        <draw:frame draw:style-name="gr3" draw:text-style-name="P3" draw:layer="layout" svg:width="2.928cm" svg:height="1.072cm" svg:x="7.62cm" svg:y="10.392cm">
          <draw:text-box>
            <text:p><text:span text:style-name="T3">password</text:span></text:p>
          </draw:text-box>
        </draw:frame>
        <draw:line draw:style-name="gr4" draw:text-style-name="P4" draw:layer="layout" svg:x1="11.33cm" svg:y1="9.852cm" svg:x2="19.077cm" svg:y2="9.852cm">
          <text:p/>
        </draw:line>
        <draw:line draw:style-name="gr4" draw:text-style-name="P4" draw:layer="layout" svg:x1="11.331cm" svg:y1="11.352cm" svg:x2="19.078cm" svg:y2="11.352cm">
          <text:p/>
        </draw:line>
        <draw:frame draw:style-name="gr5" draw:text-style-name="P6" draw:layer="layout" svg:width="11.43cm" svg:height="1.038cm" svg:x="7.62cm" svg:y="12.7cm">
          <draw:text-box>
            <text:p text:style-name="P5">LOGIN</text:p>
          </draw:text-box>
        </draw:frame>
        <draw:frame draw:style-name="gr2" draw:text-style-name="P7" draw:layer="layout" svg:width="7.366cm" svg:height="1.038cm" svg:x="11.303cm" svg:y="8.863cm">
          <draw:text-box>
            <text:p>admin</text:p>
          </draw:text-box>
        </draw:frame>
        <draw:frame draw:style-name="gr6" draw:text-style-name="P7" draw:layer="layout" svg:width="7.366cm" svg:height="1.038cm" svg:x="11.303cm" svg:y="10.464cm">
          <draw:text-box>
            <text:p>**************</text:p>
          </draw:text-box>
        </draw:frame>
        <draw:custom-shape draw:style-name="gr7" draw:text-style-name="P4" draw:layer="layout" svg:width="11.557cm" svg:height="0.889cm" svg:x="7.493cm" svg:y="14.732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1.774cm" svg:x="7.62cm" svg:y="14.609cm">
          <draw:text-box>
            <text:p text:style-name="P8"><text:span text:style-name="T4">Error message here</text:span></text:p>
          </draw:text-box>
        </draw:frame>
      </draw:page>
      <draw:page draw:name="page2" draw:style-name="dp1" draw:master-page-name="Default">
        <draw:custom-shape draw:style-name="gr9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><text:span text:style-name="T5">My Account</text:span></text:p>
            <text:p><text:span text:style-name="T6"/></text:p>
            <text:p><text:span text:style-name="T6"/></text:p>
          </draw:text-box>
        </draw:frame>
        <draw:frame draw:style-name="gr10" draw:text-style-name="P11" draw:layer="layout" svg:width="5.969cm" svg:height="2.361cm" svg:x="20.028cm" svg:y="0.028cm">
          <draw:text-box>
            <text:p><text:span text:style-name="T5">My Projects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1" draw:text-style-name="P10" draw:layer="layout" svg:width="3.07cm" svg:height="1.112cm" svg:x="0cm" svg:y="1.047cm">
          <draw:text-box>
            <text:p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><text:span text:style-name="T7">Info =&gt; </text:span><text:span text:style-name="T8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13"><text:span text:style-name="T9">#5</text:span><text:span text:style-name="T9"><text:tab/></text:span><text:span text:style-name="T9"><text:tab/></text:span><text:span text:style-name="T9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17">?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17">10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17">1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17">20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1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1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18"><text:span text:style-name="T14">? <text:s/></text:span><text:span text:style-name="T9">Help</text:span></text:p>
          </draw:text-box>
        </draw:frame>
      </draw:page>
      <draw:page draw:name="page3" draw:style-name="dp1" draw:master-page-name="Default">
        <draw:custom-shape draw:style-name="gr20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0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0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1"><text:span text:style-name="T5">My Account</text:span></text:p>
            <text:p text:style-name="P21"><text:span text:style-name="T6"/></text:p>
            <text:p text:style-name="P21"><text:span text:style-name="T6"/></text:p>
          </draw:text-box>
        </draw:frame>
        <draw:frame draw:style-name="gr10" draw:text-style-name="P2" draw:layer="layout" svg:width="5.969cm" svg:height="1.072cm" svg:x="20.028cm" svg:y="0.028cm">
          <draw:text-box>
            <text:p text:style-name="P22"><text:span text:style-name="T3">My Projects</text:span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0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0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0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0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0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 text:style-name="P20"><text:span text:style-name="T7">Info =&gt; </text:span><text:span text:style-name="T8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23"><text:span text:style-name="T9">#5</text:span><text:span text:style-name="T9"><text:tab/></text:span><text:span text:style-name="T9"><text:tab/></text:span><text:span text:style-name="T9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17">?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17">10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17">1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17">20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2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2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24"><text:span text:style-name="T14">? <text:s/></text:span><text:span text:style-name="T9">Help</text:span></text:p>
          </draw:text-box>
        </draw:frame>
        <draw:custom-shape draw:style-name="gr21" draw:text-style-name="P8" draw:layer="layout" svg:width="3.937cm" svg:height="3.048cm" svg:x="20.193cm" svg:y="1.01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805cm" svg:height="1.038cm" svg:x="20.193cm" svg:y="1.128cm">
          <draw:text-box>
            <text:p text:style-name="P25"><text:span text:style-name="T5">Projects 1</text:span></text:p>
          </draw:text-box>
        </draw:frame>
        <draw:frame draw:style-name="gr22" draw:text-style-name="P2" draw:layer="layout" svg:width="3.937cm" svg:height="1.038cm" svg:x="20.193cm" svg:y="2.028cm">
          <draw:text-box>
            <text:p text:style-name="P22"><text:span text:style-name="T9">Projects 2</text:span></text:p>
          </draw:text-box>
        </draw:frame>
        <draw:frame draw:style-name="gr10" draw:text-style-name="P11" draw:layer="layout" svg:width="5.805cm" svg:height="1.038cm" svg:x="20.193cm" svg:y="2.928cm">
          <draw:text-box>
            <text:p text:style-name="P25"><text:span text:style-name="T5">Projects 3</text:span></text:p>
          </draw:text-box>
        </draw:frame>
        <draw:frame draw:style-name="gr10" draw:text-style-name="P2" draw:layer="layout" svg:width="5.969cm" svg:height="1.072cm" svg:x="20.029cm" svg:y="0.028cm">
          <draw:text-box>
            <text:p text:style-name="P22"><text:span text:style-name="T3">My Projects</text:span></text:p>
          </draw:text-box>
        </draw:frame>
      </draw:page>
      <draw:page draw:name="page4" draw:style-name="dp1" draw:master-page-name="Default">
        <draw:custom-shape draw:style-name="gr20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0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0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1"><text:span text:style-name="T5">My Account</text:span></text:p>
            <text:p text:style-name="P21"><text:span text:style-name="T6"/></text:p>
            <text:p text:style-name="P21"><text:span text:style-name="T6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1"><text:span text:style-name="T5">My Projects</text:span></text:p>
            <text:p text:style-name="P21"><text:span text:style-name="T6"/></text:p>
            <text:p text:style-name="P21"><text:span text:style-name="T6"/></text:p>
            <text:p text:style-name="P21"><text:span text:style-name="T6"/></text:p>
          </draw:text-box>
        </draw:frame>
        <draw:frame draw:style-name="gr11" draw:text-style-name="P10" draw:layer="layout" svg:width="3.07cm" svg:height="1.112cm" svg:x="0cm" svg:y="1.047cm">
          <draw:text-box>
            <text:p text:style-name="P20"><text:span text:style-name="T5">Backlog</text:span></text:p>
          </draw:text-box>
        </draw:frame>
        <draw:frame draw:style-name="gr12" draw:text-style-name="P10" draw:layer="layout" svg:width="3.07cm" svg:height="1.112cm" svg:x="3.1cm" svg:y="1.047cm">
          <draw:text-box>
            <text:p text:style-name="P20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0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0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0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 text:style-name="P20"><text:span text:style-name="T7">Info =&gt; </text:span><text:span text:style-name="T8">Status Bar Messages</text:span></text:p>
          </draw:text-box>
        </draw:frame>
        <draw:g>
          <draw:frame draw:style-name="gr16" draw:text-style-name="P10" draw:layer="layout" svg:width="17.907cm" svg:height="1.162cm" svg:x="0cm" svg:y="5.186cm">
            <draw:text-box>
              <text:p text:style-name="P8"><text:span text:style-name="T5">US </text:span></text:p>
            </draw:text-box>
          </draw:frame>
          <draw:g>
            <draw:frame draw:style-name="gr16" draw:text-style-name="P10" draw:layer="layout" svg:width="2.539cm" svg:height="1.162cm" svg:x="17.949cm" svg:y="5.186cm">
              <draw:text-box>
                <text:p text:style-name="P8"><text:span text:style-name="T5">UX</text:span></text:p>
              </draw:text-box>
            </draw:frame>
            <draw:frame draw:style-name="gr16" draw:text-style-name="P10" draw:layer="layout" svg:width="2.539cm" svg:height="1.162cm" svg:x="20.45cm" svg:y="5.186cm">
              <draw:text-box>
                <text:p text:style-name="P8"><text:span text:style-name="T5">Desig</text:span></text:p>
              </draw:text-box>
            </draw:frame>
            <draw:frame draw:style-name="gr16" draw:text-style-name="P10" draw:layer="layout" svg:width="2.539cm" svg:height="1.162cm" svg:x="22.951cm" svg:y="5.186cm">
              <draw:text-box>
                <text:p text:style-name="P8"><text:span text:style-name="T5">Front</text:span></text:p>
              </draw:text-box>
            </draw:frame>
            <draw:frame draw:style-name="gr16" draw:text-style-name="P10" draw:layer="layout" svg:width="2.539cm" svg:height="1.162cm" svg:x="25.452cm" svg:y="5.186cm">
              <draw:text-box>
                <text:p text:style-name="P8"><text:span text:style-name="T5">Back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6.486cm">
            <draw:text-box>
              <text:p text:style-name="P13"><text:span text:style-name="T5">#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6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6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6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6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7.586cm">
            <draw:text-box>
              <text:p text:style-name="P13"><text:span text:style-name="T5">#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7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7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7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7.5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8.686cm">
            <draw:text-box>
              <text:p text:style-name="P13"><text:span text:style-name="T5">#3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8.6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8.6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8.6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8.6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9.786cm">
            <draw:text-box>
              <text:p text:style-name="P13"><text:span text:style-name="T5">#4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9.7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9.7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9.7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9.786cm">
              <draw:text-box>
                <text:p text:style-name="P8"><text:span text:style-name="T5">20</text:span></text:p>
              </draw:text-box>
            </draw:frame>
          </draw:g>
        </draw:g>
        <draw:frame draw:style-name="gr18" draw:text-style-name="P16" draw:layer="layout" svg:width="18.033cm" svg:height="1.162cm" svg:x="0.001cm" svg:y="10.886cm">
          <draw:text-box>
            <text:p text:style-name="P23"><text:span text:style-name="T9">#5</text:span><text:span text:style-name="T9"><text:tab/></text:span><text:span text:style-name="T9"><text:tab/></text:span><text:span text:style-name="T9">The title of an User Story 1</text:span></text:p>
          </draw:text-box>
        </draw:frame>
        <draw:g>
          <draw:frame draw:style-name="gr18" draw:text-style-name="P17" draw:layer="layout" svg:width="2.539cm" svg:height="1.162cm" svg:x="17.95cm" svg:y="10.886cm">
            <draw:text-box>
              <text:p text:style-name="P17">?</text:p>
            </draw:text-box>
          </draw:frame>
          <draw:frame draw:style-name="gr18" draw:text-style-name="P17" draw:layer="layout" svg:width="2.539cm" svg:height="1.162cm" svg:x="20.451cm" svg:y="10.886cm">
            <draw:text-box>
              <text:p text:style-name="P17">10</text:p>
            </draw:text-box>
          </draw:frame>
          <draw:frame draw:style-name="gr18" draw:text-style-name="P17" draw:layer="layout" svg:width="2.539cm" svg:height="1.162cm" svg:x="22.952cm" svg:y="10.886cm">
            <draw:text-box>
              <text:p text:style-name="P17">1</text:p>
            </draw:text-box>
          </draw:frame>
          <draw:frame draw:style-name="gr18" draw:text-style-name="P17" draw:layer="layout" svg:width="2.539cm" svg:height="1.162cm" svg:x="25.453cm" svg:y="10.886cm">
            <draw:text-box>
              <text:p text:style-name="P17">20</text:p>
            </draw:text-box>
          </draw:frame>
        </draw:g>
        <draw:g>
          <draw:frame draw:style-name="gr17" draw:text-style-name="P14" draw:layer="layout" svg:width="17.907cm" svg:height="1.162cm" svg:x="0.002cm" svg:y="11.986cm">
            <draw:text-box>
              <text:p text:style-name="P13"><text:span text:style-name="T5">#6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1.9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1.9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1.9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1.9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3.086cm">
            <draw:text-box>
              <text:p text:style-name="P13"><text:span text:style-name="T5">#7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3.0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3.0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3.0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3.0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4.186cm">
            <draw:text-box>
              <text:p text:style-name="P13"><text:span text:style-name="T5">#8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4.1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4.1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4.1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4.1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5.286cm">
            <draw:text-box>
              <text:p text:style-name="P13"><text:span text:style-name="T5">#9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5.2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5.2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5.2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5.2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6.386cm">
            <draw:text-box>
              <text:p text:style-name="P13"><text:span text:style-name="T5">#10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6.3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6.3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6.3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6.3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1cm" svg:y="17.486cm">
            <draw:text-box>
              <text:p text:style-name="P13"><text:span text:style-name="T5">#11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cm" svg:y="17.4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1cm" svg:y="17.4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2cm" svg:y="17.4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3cm" svg:y="17.486cm">
              <draw:text-box>
                <text:p text:style-name="P8"><text:span text:style-name="T5">20</text:span></text:p>
              </draw:text-box>
            </draw:frame>
          </draw:g>
        </draw:g>
        <draw:g>
          <draw:frame draw:style-name="gr17" draw:text-style-name="P14" draw:layer="layout" svg:width="17.907cm" svg:height="1.162cm" svg:x="0.002cm" svg:y="18.586cm">
            <draw:text-box>
              <text:p text:style-name="P13"><text:span text:style-name="T5">#12</text:span><text:span text:style-name="T5"><text:tab/></text:span><text:span text:style-name="T5"><text:tab/></text:span><text:span text:style-name="T5">The title of an User Story 1</text:span></text:p>
            </draw:text-box>
          </draw:frame>
          <draw:g>
            <draw:frame draw:style-name="gr17" draw:text-style-name="P15" draw:layer="layout" svg:width="2.539cm" svg:height="1.162cm" svg:x="17.951cm" svg:y="18.586cm">
              <draw:text-box>
                <text:p text:style-name="P8"><text:span text:style-name="T5">?</text:span></text:p>
              </draw:text-box>
            </draw:frame>
            <draw:frame draw:style-name="gr17" draw:text-style-name="P15" draw:layer="layout" svg:width="2.539cm" svg:height="1.162cm" svg:x="20.452cm" svg:y="18.586cm">
              <draw:text-box>
                <text:p text:style-name="P8"><text:span text:style-name="T5">10</text:span></text:p>
              </draw:text-box>
            </draw:frame>
            <draw:frame draw:style-name="gr17" draw:text-style-name="P15" draw:layer="layout" svg:width="2.539cm" svg:height="1.162cm" svg:x="22.953cm" svg:y="18.586cm">
              <draw:text-box>
                <text:p text:style-name="P8"><text:span text:style-name="T5">1</text:span></text:p>
              </draw:text-box>
            </draw:frame>
            <draw:frame draw:style-name="gr17" draw:text-style-name="P15" draw:layer="layout" svg:width="2.539cm" svg:height="1.162cm" svg:x="25.454cm" svg:y="18.586cm">
              <draw:text-box>
                <text:p text:style-name="P8"><text:span text:style-name="T5">20</text:span></text:p>
              </draw:text-box>
            </draw:frame>
          </draw:g>
        </draw:g>
        <draw:frame draw:style-name="gr17" draw:text-style-name="P14" draw:layer="layout" svg:width="27.988cm" svg:height="1.196cm" svg:x="0.003cm" svg:y="2.286cm">
          <draw:text-box>
            <text:p text:style-name="P23"><text:span text:style-name="T5">Total Points: </text:span><text:span text:style-name="T10">200</text:span><text:span text:style-name="T5"> <text:s text:c="3"/>| <text:s text:c="3"/>Complete points: </text:span><text:span text:style-name="T11">150</text:span><text:span text:style-name="T5"> (</text:span><text:span text:style-name="T11">75%</text:span><text:span text:style-name="T5">) <text:s text:c="3"/>| <text:s text:c="3"/>Unasigned points: </text:span><text:span text:style-name="T12">50</text:span><text:span text:style-name="T5"> (</text:span><text:span text:style-name="T12">25%</text:span><text:span text:style-name="T5">)</text:span><text:span text:style-name="T5"><text:tab/></text:span><text:span text:style-name="T5"><text:tab/></text:span><text:span text:style-name="T5"><text:tab/></text:span></text:p>
          </draw:text-box>
        </draw:frame>
        <draw:frame draw:style-name="gr17" draw:text-style-name="P14" draw:layer="layout" svg:width="27.988cm" svg:height="1.196cm" svg:x="0.003cm" svg:y="3.387cm">
          <draw:text-box>
            <text:p text:style-name="P23"><text:span text:style-name="T5">Total Sprint: </text:span><text:span text:style-name="T10">7</text:span><text:span text:style-name="T5"> <text:s text:c="3"/>| <text:s text:c="3"/>Complete Sprint: </text:span><text:span text:style-name="T13">6</text:span><text:span text:style-name="T5"> <text:s text:c="3"/>| <text:s text:c="3"/>Current Sprint: </text:span><text:span text:style-name="T12">Sprint 5 (Ecommerce)</text:span><text:span text:style-name="T12"><text:tab/></text:span><text:span text:style-name="T5"><text:tab/></text:span><text:span text:style-name="T5"><text:tab/>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24"><text:span text:style-name="T14">? <text:s/></text:span><text:span text:style-name="T9">Help</text:span></text:p>
          </draw:text-box>
        </draw:frame>
        <draw:custom-shape draw:style-name="gr23" draw:text-style-name="P8" draw:layer="layout" svg:width="19.685cm" svg:height="12.293cm" svg:x="4.153cm" svg:y="2.6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9.05cm" svg:height="11.557cm" svg:x="4.445cm" svg:y="2.921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5.969cm" svg:height="1.774cm" svg:x="4.575cm" svg:y="3cm">
          <draw:text-box>
            <text:p text:style-name="P26"><text:span text:style-name="T14">Help Panel:</text:span></text:p>
          </draw:text-box>
        </draw:frame>
        <draw:line draw:style-name="gr25" draw:text-style-name="P8" draw:layer="layout" svg:x1="4.826cm" svg:y1="3.937cm" svg:x2="23.241cm" svg:y2="3.81cm">
          <text:p/>
        </draw:line>
        <draw:frame draw:style-name="gr26" draw:text-style-name="P30" draw:layer="layout" svg:width="17.78cm" svg:height="13.204cm" svg:x="5.08cm" svg:y="4.195cm">
          <draw:text-box>
            <text:p text:style-name="P28"><text:span text:style-name="T9">I</text:span><text:span text:style-name="T9"><text:tab/></text:span><text:span text:style-name="T9"><text:tab/></text:span><text:span text:style-name="T9"><text:tab/></text:span><text:span text:style-name="T9"><text:tab/></text:span><text:span text:style-name="T9">- Create new User Story</text:span></text:p>
            <text:p text:style-name="P28"><text:span text:style-name="T9">r</text:span><text:span text:style-name="T9"><text:tab/></text:span><text:span text:style-name="T9"><text:tab/></text:span><text:span text:style-name="T9"><text:tab/></text:span><text:span text:style-name="T9"><text:tab/></text:span><text:span text:style-name="T9">- Edit selected User Story</text:span></text:p>
            <text:p text:style-name="P28"><text:span text:style-name="T9">v</text:span><text:span text:style-name="T9"><text:tab/></text:span><text:span text:style-name="T9"><text:tab/></text:span><text:span text:style-name="T9"><text:tab/></text:span><text:span text:style-name="T9"><text:tab/></text:span><text:span text:style-name="T9">- View the US details</text:span></text:p>
            <text:p text:style-name="P28"><text:span text:style-name="T9">d</text:span><text:span text:style-name="T9"><text:tab/></text:span><text:span text:style-name="T9"><text:tab/></text:span><text:span text:style-name="T9"><text:tab/></text:span><text:span text:style-name="T9"><text:tab/></text:span><text:span text:style-name="T9">- Delete selcted User Story</text:span></text:p>
            <text:p text:style-name="P28"><text:span text:style-name="T9">C-k <text:s/>| <text:s/>C-Up</text:span><text:span text:style-name="T9"><text:tab/></text:span><text:span text:style-name="T9"><text:tab/></text:span><text:span text:style-name="T9">- Move User Story</text:span><text:span text:style-name="T9"> UP</text:span></text:p>
            <text:p text:style-name="P28"><text:span text:style-name="T9">C-j <text:s text:c="2"/>| <text:s/>C-Down</text:span><text:span text:style-name="T9"><text:tab/></text:span><text:span text:style-name="T9">- Move User Story</text:span><text:span text:style-name="T9"> DOWN</text:span></text:p>
            <text:p text:style-name="P28"><text:span text:style-name="T9"/></text:p>
            <text:p text:style-name="P28"><text:span text:style-name="T9">O</text:span><text:span text:style-name="T9"><text:tab/></text:span><text:span text:style-name="T9"><text:tab/></text:span><text:span text:style-name="T9"><text:tab/></text:span><text:span text:style-name="T9"><text:tab/></text:span><text:span text:style-name="T9">- Logout and go to the login panel</text:span></text:p>
            <text:p text:style-name="P28"><text:span text:style-name="T9">Q</text:span><text:span text:style-name="T9"><text:tab/></text:span><text:span text:style-name="T9"><text:tab/></text:span><text:span text:style-name="T9"><text:tab/></text:span><text:span text:style-name="T9"><text:tab/></text:span><text:span text:style-name="T9">- Exit greenmine</text:span></text:p>
            <text:p text:style-name="P28"><text:span text:style-name="T9"/></text:p>
            <text:p text:style-name="P28"><text:span text:style-name="T9"/></text:p>
            <text:p text:style-name="P29"><text:span text:style-name="T9">– </text:span><text:span text:style-name="T9">Press Esc kwy to close this dialog --</text:span></text:p>
            <text:p text:style-name="P28"><text:span text:style-name="T9"><text:tab/></text:span></text:p>
          </draw:text-box>
        </draw:frame>
      </draw:page>
      <draw:page draw:name="page5" draw:style-name="dp1" draw:master-page-name="Default">
        <draw:custom-shape draw:style-name="gr20" draw:text-style-name="P4" draw:layer="Layout" svg:width="27.991cm" svg:height="1.01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969cm" svg:height="1.774cm" svg:x="-0.127cm" svg:y="0cm">
          <draw:text-box>
            <text:p text:style-name="P20"><text:span text:style-name="T3">GREENMINE</text:span></text:p>
          </draw:text-box>
        </draw:frame>
        <draw:frame draw:style-name="gr8" draw:text-style-name="P10" draw:layer="layout" svg:width="5.969cm" svg:height="1.774cm" svg:x="3.674cm" svg:y="0cm">
          <draw:text-box>
            <text:p text:style-name="P20"><text:span text:style-name="T5">Project 1</text:span></text:p>
          </draw:text-box>
        </draw:frame>
        <draw:frame draw:style-name="gr8" draw:text-style-name="P11" draw:layer="layout" svg:width="5.969cm" svg:height="1.92cm" svg:x="24.127cm" svg:y="0.028cm">
          <draw:text-box>
            <text:p text:style-name="P21"><text:span text:style-name="T5">My Account</text:span></text:p>
            <text:p text:style-name="P21"><text:span text:style-name="T6"/></text:p>
            <text:p text:style-name="P21"><text:span text:style-name="T6"/></text:p>
          </draw:text-box>
        </draw:frame>
        <draw:frame draw:style-name="gr10" draw:text-style-name="P11" draw:layer="layout" svg:width="5.969cm" svg:height="2.361cm" svg:x="20.028cm" svg:y="0.028cm">
          <draw:text-box>
            <text:p text:style-name="P21"><text:span text:style-name="T5">My Projects</text:span></text:p>
            <text:p text:style-name="P21"><text:span text:style-name="T6"/></text:p>
            <text:p text:style-name="P21"><text:span text:style-name="T6"/></text:p>
            <text:p text:style-name="P21"><text:span text:style-name="T6"/></text:p>
          </draw:text-box>
        </draw:frame>
        <draw:frame draw:style-name="gr12" draw:text-style-name="P10" draw:layer="layout" svg:width="3.07cm" svg:height="1.112cm" svg:x="0cm" svg:y="1.047cm">
          <draw:text-box>
            <text:p text:style-name="P20"><text:span text:style-name="T5">Backlog</text:span></text:p>
          </draw:text-box>
        </draw:frame>
        <draw:frame draw:style-name="gr11" draw:text-style-name="P10" draw:layer="layout" svg:width="3.07cm" svg:height="1.112cm" svg:x="3.1cm" svg:y="1.047cm">
          <draw:text-box>
            <text:p text:style-name="P20"><text:span text:style-name="T5">Sprints</text:span></text:p>
          </draw:text-box>
        </draw:frame>
        <draw:frame draw:style-name="gr12" draw:text-style-name="P10" draw:layer="layout" svg:width="3.07cm" svg:height="1.112cm" svg:x="6.2cm" svg:y="1.047cm">
          <draw:text-box>
            <text:p text:style-name="P20"><text:span text:style-name="T5">Issues</text:span></text:p>
          </draw:text-box>
        </draw:frame>
        <draw:frame draw:style-name="gr12" draw:text-style-name="P10" draw:layer="layout" svg:width="3.07cm" svg:height="1.112cm" svg:x="9.3cm" svg:y="1.047cm">
          <draw:text-box>
            <text:p text:style-name="P20"><text:span text:style-name="T5">Wiki</text:span></text:p>
          </draw:text-box>
        </draw:frame>
        <draw:frame draw:style-name="gr12" draw:text-style-name="P10" draw:layer="layout" svg:width="3.07cm" svg:height="1.112cm" svg:x="12.3cm" svg:y="1.047cm">
          <draw:text-box>
            <text:p text:style-name="P20"><text:span text:style-name="T5">Admin</text:span></text:p>
          </draw:text-box>
        </draw:frame>
        <draw:line draw:style-name="gr13" draw:text-style-name="P4" draw:layer="layout" svg:x1="0cm" svg:y1="2.159cm" svg:x2="27.991cm" svg:y2="2.159cm">
          <text:p/>
        </draw:line>
        <draw:line draw:style-name="gr14" draw:text-style-name="P4" draw:layer="layout" svg:x1="0cm" svg:y1="19.912cm" svg:x2="28.067cm" svg:y2="19.912cm">
          <text:p/>
        </draw:line>
        <draw:frame draw:style-name="gr15" draw:text-style-name="P12" draw:layer="layout" svg:width="10.676cm" svg:height="1.072cm" svg:x="0.005cm" svg:y="19.939cm">
          <draw:text-box>
            <text:p text:style-name="P20"><text:span text:style-name="T7">Info =&gt; </text:span><text:span text:style-name="T8">Status Bar Messages</text:span></text:p>
          </draw:text-box>
        </draw:frame>
        <draw:frame draw:style-name="gr19" draw:text-style-name="P19" draw:layer="layout" svg:width="2.427cm" svg:height="1.072cm" svg:x="25.654cm" svg:y="19.939cm">
          <draw:text-box>
            <text:p text:style-name="P24"><text:span text:style-name="T14">? <text:s/></text:span><text:span text:style-name="T9">He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21.00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4T22:11:47.743991780</meta:creation-date>
    <dc:date>2013-11-15T19:53:52.040233832</dc:date>
    <meta:editing-duration>PT33M51S</meta:editing-duration>
    <meta:editing-cycles>6</meta:editing-cycles>
    <meta:generator>LibreOffice/4.1.3.2$Linux_X86_64 LibreOffice_project/410m0$Build-2</meta:generator>
    <meta:document-statistic meta:object-count="352"/>
  </office:meta>
</office:document-meta>
</file>